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5-09-30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5-08-27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5-07-30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5-06-24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5-05-1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5-03-14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4-11-2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4-10-23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4-08-2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4-07-2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4-06-2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4-05-29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4-04-25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3-11-29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3-10-27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3-09-26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3-08-29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3-07-21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3-06-12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3-05-02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3-04-1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2-11-07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2-10-1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2-09-1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2-08-02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2-07-11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2-06-07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2-05-12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2-04-0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2-03-08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1-11-05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1-10-01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1-09-09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1-08-04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1-07-12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1-06-07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1-05-04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1-03-09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9388" calcext:value-type="float">
            <text:p>5.00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2128" calcext:value-type="float">
            <text:p>5.3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8676" calcext:value-type="float">
            <text:p>5.4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0448" calcext:value-type="float">
            <text:p>4.6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762" calcext:value-type="float">
            <text:p>3.8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9844" calcext:value-type="float">
            <text:p>5.6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9392" calcext:value-type="float">
            <text:p>5.5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4876" calcext:value-type="float">
            <text:p>5.48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7084" calcext:value-type="float">
            <text:p>6.38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6852" calcext:value-type="float">
            <text:p>6.81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3342" calcext:value-type="float">
            <text:p>5.403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7084" calcext:value-type="float">
            <text:p>6.38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9012" calcext:value-type="float">
            <text:p>5.04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7664" calcext:value-type="float">
            <text:p>5.9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2772" calcext:value-type="float">
            <text:p>4.65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6188" calcext:value-type="float">
            <text:p>2.2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0532" calcext:value-type="float">
            <text:p>1.9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93" calcext:value-type="float">
            <text:p>2.0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9884" calcext:value-type="float">
            <text:p>2.1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742" calcext:value-type="float">
            <text:p>2.2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9316" calcext:value-type="float">
            <text:p>2.9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8004" calcext:value-type="float">
            <text:p>2.3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554" calcext:value-type="float">
            <text:p>2.4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04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90" meta:object-count="0"/>
    <meta:user-defined meta:name="AppVersion">3.0</meta:user-defined>
  </office:meta>
</office:document-meta>
</file>